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55600000300F947E812E5FAB0D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875cm, 15.675cm, 9.79cm, 6.67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01cm" svg:height="4.572cm" svg:x="4.176cm" svg:y="7.604cm">
          <draw:image xlink:href="Pictures/100000000000055600000300F947E812E5FAB0D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8:31:08.845366570</meta:creation-date>
    <dc:date>2017-06-08T18:32:55.427210950</dc:date>
    <meta:editing-duration>PT1M47S</meta:editing-duration>
    <meta:editing-cycles>1</meta:editing-cycles>
    <meta:generator>LibreOffice/5.2.3.2$Linux_x86 LibreOffice_project/20m0$Build-2</meta:generator>
    <meta:document-statistic meta:object-count="1"/>
  </office:meta>
</office:document-meta>
</file>